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1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7693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Problem" style:base-cell-address="Sheet1.K1"/>
      <style:map style:condition="cell-content()=2" style:apply-style-name="Good2Go" style:base-cell-address="Sheet1.K1"/>
      <style:map style:condition="cell-content()=3" style:apply-style-name="empty_20_image" style:base-cell-address="Sheet1.K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ce1"/>
        <table:table-column table:style-name="co3" table:default-cell-style-name="Default"/>
        <table:table-row table:style-name="ro1">
          <table:table-cell office:value-type="string">
            <text:p>Student Name</text:p>
          </table:table-cell>
          <table:table-cell office:value-type="string">
            <text:p>Image1</text:p>
          </table:table-cell>
          <table:table-cell office:value-type="string">
            <text:p>Image2</text:p>
          </table:table-cell>
          <table:table-cell office:value-type="string">
            <text:p>image3</text:p>
          </table:table-cell>
          <table:table-cell office:value-type="string">
            <text:p>image4</text:p>
          </table:table-cell>
          <table:table-cell office:value-type="string">
            <text:p>image5</text:p>
          </table:table-cell>
          <table:table-cell office:value-type="string">
            <text:p>image6</text:p>
          </table:table-cell>
          <table:table-cell office:value-type="string">
            <text:p>image7</text:p>
          </table:table-cell>
          <table:table-cell office:value-type="string">
            <text:p>image8</text:p>
          </table:table-cell>
          <table:table-cell office:value-type="string">
            <text:p>image9</text:p>
          </table:table-cell>
          <table:table-cell office:value-type="string">
            <text:p>image10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bianyuanxi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May have to adjust placement of character links</text:p>
          </table:table-cell>
        </table:table-row>
        <table:table-row table:style-name="ro1">
          <table:table-cell office:value-type="string">
            <text:p>dengwenbiao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Has character links linking back to their own pages</text:p>
          </table:table-cell>
        </table:table-row>
        <table:table-row table:style-name="ro1">
          <table:table-cell office:value-type="string">
            <text:p>dengyun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</text:p>
          </table:table-cell>
        </table:table-row>
        <table:table-row table:style-name="ro1">
          <table:table-cell office:value-type="string">
            <text:p>gongruixin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inked 1 and 6</text:p>
          </table:table-cell>
        </table:table-row>
        <table:table-row table:style-name="ro1">
          <table:table-cell office:value-type="string">
            <text:p>hubingming</text:p>
          </table:table-cell>
          <table:table-cell table:number-columns-repeated="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1 and 9</text:p>
          </table:table-cell>
        </table:table-row>
        <table:table-row table:style-name="ro1">
          <table:table-cell office:value-type="string">
            <text:p>jinmengqiu</text:p>
          </table:table-cell>
          <table:table-cell table:number-columns-repeated="10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iang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 Image Names have Spaces</text:p>
          </table:table-cell>
        </table:table-row>
        <table:table-row table:style-name="ro1">
          <table:table-cell office:value-type="string">
            <text:p>linshuqi</text:p>
          </table:table-cell>
          <table:table-cell table:number-columns-repeated="10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iuyiming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lujingyi</text:p>
          </table:table-cell>
          <table:table-cell table:number-columns-repeated="7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8 is broken image. 9 and 10 are blank ATM</text:p>
          </table:table-cell>
        </table:table-row>
        <table:table-row table:style-name="ro1">
          <table:table-cell office:value-type="string">
            <text:p>renyue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7-10 are placeholder images</text:p>
          </table:table-cell>
        </table:table-row>
        <table:table-row table:style-name="ro1">
          <table:table-cell office:value-type="string">
            <text:p>songyu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9-10 are placeholder</text:p>
          </table:table-cell>
        </table:table-row>
        <table:table-row table:style-name="ro1">
          <table:table-cell office:value-type="string">
            <text:p>sunqingyi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thing</text:p>
          </table:table-cell>
        </table:table-row>
        <table:table-row table:style-name="ro1">
          <table:table-cell office:value-type="string">
            <text:p>tongra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Character links link internally</text:p>
          </table:table-cell>
        </table:table-row>
        <table:table-row table:style-name="ro1">
          <table:table-cell office:value-type="string">
            <text:p>wanggui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racter links link internally. 9-10 are placeholder</text:p>
          </table:table-cell>
        </table:table-row>
        <table:table-row table:style-name="ro1">
          <table:table-cell office:value-type="string">
            <text:p>wangjunhan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string">
            <text:p>6-10 are empty. Linked 1 and 5</text:p>
          </table:table-cell>
        </table:table-row>
        <table:table-row table:style-name="ro1">
          <table:table-cell office:value-type="string">
            <text:p>wangxingyu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 Images. Some character paths</text:p>
          </table:table-cell>
        </table:table-row>
        <table:table-row table:style-name="ro2">
          <table:table-cell office:value-type="string">
            <text:p>wangyulu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-10 are placeholder. Images 树精05.jpg, 树精08.jpg, 树精机器人06.jpg &amp;</text:p>
            <text:p>精灵修理工07.jpg are the wrong size</text:p>
          </table:table-cell>
        </table:table-row>
        <table:table-row table:style-name="ro1">
          <table:table-cell office:value-type="string">
            <text:p>wanjingxi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ll images are 1800x1200. I linked 1 to 8</text:p>
          </table:table-cell>
        </table:table-row>
        <table:table-row table:style-name="ro1">
          <table:table-cell office:value-type="string">
            <text:p>wudan</text:p>
          </table:table-cell>
          <table:table-cell table:number-columns-repeated="10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uximeng</text:p>
          </table:table-cell>
          <table:table-cell table:number-columns-repeated="10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xiaomeiyan</text:p>
          </table:table-cell>
          <table:table-cell table:number-columns-repeated="10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zhangrongkai</text:p>
          </table:table-cell>
          <table:table-cell table:number-columns-repeated="10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zhangyue</text:p>
          </table:table-cell>
          <table:table-cell table:number-columns-repeated="10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zhaohanxuan</text:p>
          </table:table-cell>
          <table:table-cell table:number-columns-repeated="10" office:value-type="float" office:value="3">
            <text:p>3</text:p>
          </table:table-cell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_20_image" style:display-name="empty image" style:family="table-cell" style:parent-style-name="Default">
      <style:table-cell-properties fo:background-color="#ff9900"/>
    </style:style>
    <style:style style:name="Problem" style:family="table-cell" style:parent-style-name="Default">
      <style:table-cell-properties fo:background-color="#6600ff"/>
    </style:style>
    <style:style style:name="Good2Go" style:family="table-cell" style:parent-style-name="Default">
      <style:table-cell-properties fo:background-color="#00782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6/26/2019</text:date>, <text:time>10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Norskov</meta:initial-creator>
    <meta:creation-date>2019-06-25T21:32:12</meta:creation-date>
    <dc:date>2019-06-26T10:47:07</dc:date>
    <dc:creator>Ben Norskov</dc:creator>
    <meta:editing-duration>PT1H51M24S</meta:editing-duration>
    <meta:editing-cycles>1</meta:editing-cycles>
    <meta:document-statistic meta:table-count="3" meta:cell-count="303" meta:object-count="0"/>
    <meta:generator>OpenOffice/4.1.1$Unix OpenOffice.org_project/411m6$Build-9775</meta:generator>
  </office:meta>
</office:document-meta>
</file>